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>
      <style:text-properties style:text-line-through-style="solid"/>
    </style:style>
    <style:style style:name="ce8" style:family="table-cell" style:parent-style-name="Default" style:data-style-name="N100">
      <style:text-properties style:text-line-through-style="solid" style:text-underline-style="none"/>
    </style:style>
    <style:style style:name="ce9" style:family="table-cell" style:parent-style-name="Default" style:data-style-name="N37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>
          <table:table-cell table:style-name="ce2" office:value-type="string">
            <text:p>974,975</text:p>
          </table:table-cell>
          <table:table-cell table:style-name="ce2" office:value-type="string">
            <text:p>NewProductCmptType Wizard, Umbau PolicyCmptTypeWiz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string">
            <text:p>Drag&amp;Drop bei Nicht-IpsSrcFiles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Jörg</text:p>
          </table:table-cell>
          <table:table-cell table:style-name="ce2" office:value-type="string">
            <text:p>benötigt testen</text:p>
          </table:table-cell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Test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Test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795">
            <text:p>795</text:p>
          </table:table-cell>
          <table:table-cell table:style-name="ce2" office:value-type="string">
            <text:p>Fehler in IpsModel.getIpsElement(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Implementierung einer Warn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9" office:value-type="string">
            <text:p>optional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951">
            <text:p>951</text:p>
          </table:table-cell>
          <table:table-cell table:style-name="ce2" office:value-type="string">
            <text:p>Refresh im Kontextmenü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59">
            <text:p>959</text:p>
          </table:table-cell>
          <table:table-cell table:style-name="ce2" office:value-type="string">
            <text:p>getNext(), getPrevious, getFirs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table:style-name="ce2" office:value-type="float" office:value="972">
            <text:p>972</text:p>
          </table:table-cell>
          <table:table-cell table:style-name="ce2" office:value-type="string">
            <text:p>Fehlermeldung bei falsch konfiguriertem IpsArchive im IpsProjectFile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82">
            <text:p>982</text:p>
          </table:table-cell>
          <table:table-cell table:style-name="ce2" office:value-type="string">
            <text:p>benötigt testen (umlaute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7">
            <text:p>1007</text:p>
          </table:table-cell>
          <table:table-cell table:style-name="ce2" office:value-type="string">
            <text:p>Update, Replace auf Dateieben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Doku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</table:table-row>
        <table:table-row table:style-name="ro1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4">
            <text:p>1014</text:p>
          </table:table-cell>
          <table:table-cell table:style-name="ce2" office:value-type="string">
            <text:p>Öffnen .ipsproject Fil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6">
            <text:p>1016</text:p>
          </table:table-cell>
          <table:table-cell table:style-name="ce2" office:value-type="string">
            <text:p>NewWizards, doppelte Objekte</text:p>
          </table:table-cell>
          <table:table-cell table:style-name="ce2" office:value-type="float" office:value="0.5">
            <text:p>0,5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2" office:value-type="string">
            <text:p>Vergleich zweier lokaler Bausteine 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Prüfung auf verdecktes IpsObject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Umbenennung TestRelation in TestLink</text:p>
          </table:table-cell>
          <table:table-cell office:value-type="float" office:value="1">
            <text:p>1</text:p>
          </table:table-cell>
          <table:table-cell table:style-name="ce9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/>
          <table:table-cell table:style-name="ce1" office:value-type="string">
            <text:p>Summe</text:p>
          </table:table-cell>
          <table:table-cell table:style-name="ce1" table:formula="oooc:=SUBTOTAL(9;[.C6:.C51])" office:value-type="float" office:value="23.75">
            <text:p>23,75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15:5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23T15:58:29</dc:date>
    <dc:language>de-DE</dc:language>
    <meta:editing-cycles>71</meta:editing-cycles>
    <meta:editing-duration>P1DT10H41M22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